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3333ff" draw:textarea-horizontal-align="justify" draw:textarea-vertical-align="middle" draw:auto-grow-height="false" fo:min-height="0.084cm" fo:min-width="0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cm" fo:min-width="1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3333ff" draw:textarea-horizontal-align="justify" draw:textarea-vertical-align="middle" draw:auto-grow-height="false" fo:min-height="0.15cm" fo:min-width="7.5cm"/>
    </style:style>
    <style:style style:name="gr7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3333ff"/>
      <style:paragraph-properties fo:text-align="center"/>
    </style:style>
  </office:automatic-styles>
  <office:body>
    <office:drawing>
      <draw:page draw:name="page1" draw:style-name="dp1" draw:master-page-name="Domyślnie">
        <draw:g>
          <draw:line draw:style-name="gr1" draw:text-style-name="P1" draw:layer="layout" svg:x1="10.2cm" svg:y1="12cm" svg:x2="14.2cm" svg:y2="12cm">
            <text:p/>
          </draw:line>
          <draw:line draw:style-name="gr2" draw:text-style-name="P1" draw:layer="layout" svg:x1="10.2cm" svg:y1="12cm" svg:x2="9.9cm" svg:y2="12.5cm">
            <text:p/>
          </draw:line>
          <draw:line draw:style-name="gr2" draw:text-style-name="P1" draw:layer="layout" svg:x1="14.2cm" svg:y1="12cm" svg:x2="13.9cm" svg:y2="12.5cm">
            <text:p/>
          </draw:line>
          <draw:line draw:style-name="gr2" draw:text-style-name="P1" draw:layer="layout" svg:x1="12.2cm" svg:y1="12cm" svg:x2="11.9cm" svg:y2="12.5cm">
            <text:p/>
          </draw:line>
          <draw:line draw:style-name="gr2" draw:text-style-name="P1" draw:layer="layout" svg:x1="11.2cm" svg:y1="12cm" svg:x2="10.9cm" svg:y2="12.5cm">
            <text:p/>
          </draw:line>
          <draw:line draw:style-name="gr2" draw:text-style-name="P1" draw:layer="layout" svg:x1="13.2cm" svg:y1="12cm" svg:x2="12.9cm" svg:y2="12.5cm">
            <text:p/>
          </draw:line>
          <draw:line draw:style-name="gr2" draw:text-style-name="P1" draw:layer="layout" svg:x1="10.7cm" svg:y1="12cm" svg:x2="10.4cm" svg:y2="12.5cm">
            <text:p/>
          </draw:line>
          <draw:line draw:style-name="gr2" draw:text-style-name="P1" draw:layer="layout" svg:x1="11.7cm" svg:y1="12cm" svg:x2="11.4cm" svg:y2="12.5cm">
            <text:p/>
          </draw:line>
          <draw:line draw:style-name="gr2" draw:text-style-name="P1" draw:layer="layout" svg:x1="12.7cm" svg:y1="12cm" svg:x2="12.4cm" svg:y2="12.5cm">
            <text:p/>
          </draw:line>
          <draw:line draw:style-name="gr2" draw:text-style-name="P1" draw:layer="layout" svg:x1="13.7cm" svg:y1="12cm" svg:x2="13.4cm" svg:y2="12.5cm">
            <text:p/>
          </draw:line>
        </draw:g>
        <draw:g>
          <draw:line draw:style-name="gr1" draw:text-style-name="P1" draw:layer="layout" svg:x1="6.56cm" svg:y1="9.779cm" svg:x2="10.56cm" svg:y2="9.779cm">
            <text:p/>
          </draw:line>
          <draw:line draw:style-name="gr2" draw:text-style-name="P1" draw:layer="layout" svg:x1="6.56cm" svg:y1="9.779cm" svg:x2="6.26cm" svg:y2="10.279cm">
            <text:p/>
          </draw:line>
          <draw:line draw:style-name="gr2" draw:text-style-name="P1" draw:layer="layout" svg:x1="10.56cm" svg:y1="9.779cm" svg:x2="10.26cm" svg:y2="10.279cm">
            <text:p/>
          </draw:line>
          <draw:line draw:style-name="gr2" draw:text-style-name="P1" draw:layer="layout" svg:x1="8.56cm" svg:y1="9.779cm" svg:x2="8.26cm" svg:y2="10.279cm">
            <text:p/>
          </draw:line>
          <draw:line draw:style-name="gr2" draw:text-style-name="P1" draw:layer="layout" svg:x1="7.56cm" svg:y1="9.779cm" svg:x2="7.26cm" svg:y2="10.279cm">
            <text:p/>
          </draw:line>
          <draw:line draw:style-name="gr2" draw:text-style-name="P1" draw:layer="layout" svg:x1="9.56cm" svg:y1="9.779cm" svg:x2="9.26cm" svg:y2="10.279cm">
            <text:p/>
          </draw:line>
          <draw:line draw:style-name="gr2" draw:text-style-name="P1" draw:layer="layout" svg:x1="7.06cm" svg:y1="9.779cm" svg:x2="6.76cm" svg:y2="10.279cm">
            <text:p/>
          </draw:line>
          <draw:line draw:style-name="gr2" draw:text-style-name="P1" draw:layer="layout" svg:x1="8.06cm" svg:y1="9.779cm" svg:x2="7.76cm" svg:y2="10.279cm">
            <text:p/>
          </draw:line>
          <draw:line draw:style-name="gr2" draw:text-style-name="P1" draw:layer="layout" svg:x1="9.06cm" svg:y1="9.779cm" svg:x2="8.76cm" svg:y2="10.279cm">
            <text:p/>
          </draw:line>
          <draw:line draw:style-name="gr2" draw:text-style-name="P1" draw:layer="layout" svg:x1="10.06cm" svg:y1="9.779cm" svg:x2="9.76cm" svg:y2="10.279cm">
            <text:p/>
          </draw:line>
        </draw:g>
        <draw:custom-shape draw:style-name="gr3" draw:text-style-name="P2" draw:layer="layout" svg:width="1cm" svg:height="1cm" svg:x="11.7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8cm" svg:height="0.1cm" draw:transform="rotate (0.973544656762437) translate (12.2cm 10.94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2.1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8cm" svg:height="0.1cm" draw:transform="rotate (1.99735479598231) translate (13.145cm 9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3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.06cm" svg:y="8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cm" svg:height="0.2cm" svg:x="8.46cm" svg:y="8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8cm" svg:height="0.4cm" draw:transform="rotate (0.197396738400559) translate (4.6cm 9.06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cm" svg:height="0.2cm" svg:x="12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802cm" svg:height="0.999cm" draw:transform="rotate (1.5707963267949) translate (11.8cm 11.203cm)" svg:viewBox="0 0 803 1000" svg:d="M0 1000c900 0 800-1000 800-1000">
          <text:p/>
        </draw:path>
        <draw:path draw:style-name="gr7" draw:text-style-name="P1" draw:layer="layout" svg:width="1.399cm" svg:height="0.363cm" draw:transform="skewX (0.430049127691403) rotate (1.5707963267949) translate (12.6cm 8.29992319320851cm)" svg:viewBox="0 0 1400 364" svg:d="M0 364c1100 0 1400-364 1400-3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09:50:46.633586813</meta:creation-date>
    <dc:date>2017-03-22T22:08:01.097450036</dc:date>
    <meta:editing-duration>PT36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